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04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85.51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68.35mm"/>
    </style:style>
    <style:style style:name="co9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kew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  <table:table-cell/>
          <table:table-cell office:value-type="string" calcext:value-type="string">
            <text:p>csv startle</text:p>
          </table:table-cell>
          <table:table-cell office:value-type="string" calcext:value-type="string">
            <text:p>end startle</text:p>
          </table:table-cell>
          <table:table-cell office:value-type="string" calcext:value-type="string">
            <text:p>peak raw</text:p>
          </table:table-cell>
        </table:table-row>
        <table:table-row table:style-name="ro1">
          <table:table-cell office:value-type="string" calcext:value-type="string">
            <text:p>BC_POD1_PTILTVIDEO_20110519T091755.000Z_1</text:p>
          </table:table-cell>
          <table:table-cell table:formula="of:=[.H2]*3" office:value-type="float" office:value="165" calcext:value-type="float">
            <text:p>165</text:p>
          </table:table-cell>
          <table:table-cell office:value-type="float" office:value="252" calcext:value-type="float">
            <text:p>252</text:p>
          </table:table-cell>
          <table:table-cell table:formula="of:=ABS([.B2]-[.C2])" office:value-type="float" office:value="87" calcext:value-type="float">
            <text:p>87</text:p>
          </table:table-cell>
          <table:table-cell table:formula="of:=([.I2]-[.H2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BC_POD1_PTILTVIDEO_20110522T114342.000Z_1</text:p>
          </table:table-cell>
          <table:table-cell table:formula="of:=[.H3]*3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ABS([.B3]-[.C3])" office:value-type="float" office:value="60" calcext:value-type="float">
            <text:p>60</text:p>
          </table:table-cell>
          <table:table-cell table:formula="of:=([.I3]-[.H3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C_POD1_PTILTVIDEO_20110522T114342.000Z_2</text:p>
          </table:table-cell>
          <table:table-cell table:formula="of:=[.H4]*3"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table:formula="of:=ABS([.B4]-[.C4])" office:value-type="float" office:value="18" calcext:value-type="float">
            <text:p>18</text:p>
          </table:table-cell>
          <table:table-cell table:formula="of:=([.I4]-[.H4])*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C_POD1_PTILTVIDEO_20110522T114342.000Z_3</text:p>
          </table:table-cell>
          <table:table-cell table:formula="of:=[.H5]*3"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table:formula="of:=ABS([.B5]-[.C5])" office:value-type="float" office:value="45" calcext:value-type="float">
            <text:p>45</text:p>
          </table:table-cell>
          <table:table-cell table:formula="of:=([.I5]-[.H5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C_POD1_PTILTVIDEO_20110522T173147.000Z_1</text:p>
          </table:table-cell>
          <table:table-cell table:formula="of:=[.H6]*3"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formula="of:=ABS([.B6]-[.C6])" office:value-type="float" office:value="21" calcext:value-type="float">
            <text:p>21</text:p>
          </table:table-cell>
          <table:table-cell table:formula="of:=([.I6]-[.H6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BC_POD1_PTILTVIDEO_20110522T173147.000Z_2</text:p>
          </table:table-cell>
          <table:table-cell table:formula="of:=[.H7]*3"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ABS([.B7]-[.C7])" office:value-type="float" office:value="12" calcext:value-type="float">
            <text:p>12</text:p>
          </table:table-cell>
          <table:table-cell table:formula="of:=([.I7]-[.H7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C_POD1_PTILTVIDEO_20110525T111402.000Z_1</text:p>
          </table:table-cell>
          <table:table-cell table:formula="of:=[.H8]*3"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table:formula="of:=ABS([.B8]-[.C8])" office:value-type="float" office:value="72" calcext:value-type="float">
            <text:p>72</text:p>
          </table:table-cell>
          <table:table-cell table:formula="of:=([.I8]-[.H8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C_POD1_PTILTVIDEO_20110527T063643.000Z_1</text:p>
          </table:table-cell>
          <table:table-cell table:formula="of:=[.H9]*3" office:value-type="float" office:value="141" calcext:value-type="float">
            <text:p>141</text:p>
          </table:table-cell>
          <table:table-cell office:value-type="float" office:value="102" calcext:value-type="float">
            <text:p>102</text:p>
          </table:table-cell>
          <table:table-cell table:formula="of:=ABS([.B9]-[.C9])" office:value-type="float" office:value="39" calcext:value-type="float">
            <text:p>39</text:p>
          </table:table-cell>
          <table:table-cell table:formula="of:=([.I9]-[.H9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BC_POD1_PTILTVIDEO_20110528T073304.000Z_1</text:p>
          </table:table-cell>
          <table:table-cell table:formula="of:=[.H10]*3"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table:formula="of:=ABS([.B10]-[.C10])" office:value-type="float" office:value="30" calcext:value-type="float">
            <text:p>30</text:p>
          </table:table-cell>
          <table:table-cell table:formula="of:=([.I10]-[.H10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BC_POD1_PTILTVIDEO_20110528T165204.000Z_2</text:p>
          </table:table-cell>
          <table:table-cell table:formula="of:=[.H11]*3"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ABS([.B11]-[.C11])" office:value-type="float" office:value="9" calcext:value-type="float">
            <text:p>9</text:p>
          </table:table-cell>
          <table:table-cell table:formula="of:=([.I11]-[.H11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BC_POD1_PTILTVIDEO_20110528T165204.000Z_3</text:p>
          </table:table-cell>
          <table:table-cell table:formula="of:=[.H12]*3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ABS([.B12]-[.C12])" office:value-type="float" office:value="12" calcext:value-type="float">
            <text:p>12</text:p>
          </table:table-cell>
          <table:table-cell table:formula="of:=([.I12]-[.H12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C_POD1_PTILTVIDEO_20110615T192950.000Z_1</text:p>
          </table:table-cell>
          <table:table-cell table:formula="of:=[.H13]*3"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formula="of:=ABS([.B13]-[.C13])" office:value-type="float" office:value="30" calcext:value-type="float">
            <text:p>30</text:p>
          </table:table-cell>
          <table:table-cell table:formula="of:=([.I13]-[.H13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C_POD1_PTILTVIDEO_20110615T192950.000Z_2</text:p>
          </table:table-cell>
          <table:table-cell table:formula="of:=[.H14]*3"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table:formula="of:=ABS([.B14]-[.C14])" office:value-type="float" office:value="54" calcext:value-type="float">
            <text:p>54</text:p>
          </table:table-cell>
          <table:table-cell table:formula="of:=([.I14]-[.H14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1" office:value-type="string" calcext:value-type="string">
            <text:p>BC_POD1_PTILTVIDEO_20110615T192950.000Z_3</text:p>
          </table:table-cell>
          <table:table-cell table:formula="of:=[.H15]*3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ABS([.B15]-[.C15])" office:value-type="float" office:value="96" calcext:value-type="float">
            <text:p>96</text:p>
          </table:table-cell>
          <table:table-cell table:formula="of:=([.I15]-[.H15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C_POD1_PTILTVIDEO_20110616T171904.000Z_1</text:p>
          </table:table-cell>
          <table:table-cell table:formula="of:=[.H16]*3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ABS([.B16]-[.C16])" office:value-type="float" office:value="39" calcext:value-type="float">
            <text:p>39</text:p>
          </table:table-cell>
          <table:table-cell table:formula="of:=([.I16]-[.H16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C_POD1_PTILTVIDEO_20110616T171904.000Z_2</text:p>
          </table:table-cell>
          <table:table-cell table:formula="of:=[.H17]*3"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formula="of:=ABS([.B17]-[.C17])" office:value-type="float" office:value="18" calcext:value-type="float">
            <text:p>18</text:p>
          </table:table-cell>
          <table:table-cell table:formula="of:=([.I17]-[.H17])*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BC_POD1_PTILTVIDEO_20110618T185440.000Z_1</text:p>
          </table:table-cell>
          <table:table-cell table:formula="of:=[.H18]*3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ABS([.B18]-[.C18])" office:value-type="float" office:value="3" calcext:value-type="float">
            <text:p>3</text:p>
          </table:table-cell>
          <table:table-cell table:formula="of:=([.I18]-[.H18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C_POD1_PTILTVIDEO_20110618T185440.000Z_5</text:p>
          </table:table-cell>
          <table:table-cell table:formula="of:=[.H19]*3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ABS([.B19]-[.C19])" office:value-type="float" office:value="18" calcext:value-type="float">
            <text:p>18</text:p>
          </table:table-cell>
          <table:table-cell table:formula="of:=([.I19]-[.H19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1</text:p>
          </table:table-cell>
          <table:table-cell table:formula="of:=[.H20]*3"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ABS([.B20]-[.C20])" office:value-type="float" office:value="6" calcext:value-type="float">
            <text:p>6</text:p>
          </table:table-cell>
          <table:table-cell table:formula="of:=([.I20]-[.H20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2</text:p>
          </table:table-cell>
          <table:table-cell table:formula="of:=[.H21]*3"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ABS([.B21]-[.C21])" office:value-type="float" office:value="27" calcext:value-type="float">
            <text:p>27</text:p>
          </table:table-cell>
          <table:table-cell table:formula="of:=([.I21]-[.H21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3</text:p>
          </table:table-cell>
          <table:table-cell table:formula="of:=[.H22]*3"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formula="of:=ABS([.B22]-[.C22])" office:value-type="float" office:value="51" calcext:value-type="float">
            <text:p>51</text:p>
          </table:table-cell>
          <table:table-cell table:formula="of:=([.I22]-[.H22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BC_POD1_PTILTVIDEO_20110624T174459.000Z_4</text:p>
          </table:table-cell>
          <table:table-cell table:formula="of:=[.H23]*3"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table:formula="of:=ABS([.B23]-[.C23])" office:value-type="float" office:value="54" calcext:value-type="float">
            <text:p>54</text:p>
          </table:table-cell>
          <table:table-cell table:formula="of:=([.I23]-[.H23])*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BC_POD1_PTILTVIDEO_20110625T183602.000Z_1</text:p>
          </table:table-cell>
          <table:table-cell table:formula="of:=[.H24]*3"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formula="of:=ABS([.B24]-[.C24])" office:value-type="float" office:value="33" calcext:value-type="float">
            <text:p>33</text:p>
          </table:table-cell>
          <table:table-cell table:formula="of:=([.I24]-[.H24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BC_POD1_PTILTVIDEO_20110702T181655.000Z_1</text:p>
          </table:table-cell>
          <table:table-cell table:formula="of:=[.H25]*3"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table:formula="of:=ABS([.B25]-[.C25])" office:value-type="float" office:value="33" calcext:value-type="float">
            <text:p>33</text:p>
          </table:table-cell>
          <table:table-cell table:formula="of:=([.I25]-[.H25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BC_POD1_PTILTVIDEO_20110703T190647.000Z_1</text:p>
          </table:table-cell>
          <table:table-cell table:formula="of:=[.H26]*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ABS([.B26]-[.C26])" office:value-type="float" office:value="3" calcext:value-type="float">
            <text:p>3</text:p>
          </table:table-cell>
          <table:table-cell table:formula="of:=([.I26]-[.H26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C_POD1_PTILTVIDEO_20110703T190647.000Z_2</text:p>
          </table:table-cell>
          <table:table-cell table:formula="of:=[.H27]*3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ABS([.B27]-[.C27])" office:value-type="float" office:value="39" calcext:value-type="float">
            <text:p>39</text:p>
          </table:table-cell>
          <table:table-cell table:formula="of:=([.I27]-[.H27])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C_POD1_PTILTVIDEO_20110703T190647.000Z_3</text:p>
          </table:table-cell>
          <table:table-cell table:formula="of:=[.H28]*3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ABS([.B28]-[.C28])" office:value-type="float" office:value="12" calcext:value-type="float">
            <text:p>12</text:p>
          </table:table-cell>
          <table:table-cell table:formula="of:=([.I28]-[.H28])*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4.1111111111111" calcext:value-type="float">
            <text:p>34.1111111111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4.6986971523933" calcext:value-type="float">
            <text:p>24.6986971524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" calcext:value-type="float">
            <text:p>0</text:p>
          </table:table-cell>
          <table:table-cell table:number-columns-repeated="4"/>
        </table:table-row>
      </table:table>
      <table:table table:name="Kurt3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.A1]" office:value-type="string" office:string-value="Video" calcext:value-type="string">
            <text:p>Video</text:p>
          </table:table-cell>
          <table:table-cell table:formula="of:=[Skew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.A2]" office:value-type="string" office:string-value="BC_POD1_PTILTVIDEO_20110519T091755.000Z_1" calcext:value-type="string">
            <text:p>BC_POD1_PTILTVIDEO_20110519T091755.000Z_1</text:p>
          </table:table-cell>
          <table:table-cell table:formula="of:=[Skew3.B2]"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table:formula="of:=ABS([.B2]-[.C2])" office:value-type="float" office:value="36" calcext:value-type="float">
            <text:p>36</text:p>
          </table:table-cell>
          <table:table-cell table:formula="of:=[Skew3.E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3]" office:value-type="string" office:string-value="BC_POD1_PTILTVIDEO_20110522T114342.000Z_1" calcext:value-type="string">
            <text:p>BC_POD1_PTILTVIDEO_20110522T114342.000Z_1</text:p>
          </table:table-cell>
          <table:table-cell table:formula="of:=[Skew3.B3]"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formula="of:=ABS([.B3]-[.C3])" office:value-type="float" office:value="60" calcext:value-type="float">
            <text:p>60</text:p>
          </table:table-cell>
          <table:table-cell table:formula="of:=[Skew3.E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4]" office:value-type="string" office:string-value="BC_POD1_PTILTVIDEO_20110522T114342.000Z_2" calcext:value-type="string">
            <text:p>BC_POD1_PTILTVIDEO_20110522T114342.000Z_2</text:p>
          </table:table-cell>
          <table:table-cell table:formula="of:=[Skew3.B4]"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table:formula="of:=ABS([.B4]-[.C4])" office:value-type="float" office:value="18" calcext:value-type="float">
            <text:p>18</text:p>
          </table:table-cell>
          <table:table-cell table:formula="of:=[Skew3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5]" office:value-type="string" office:string-value="BC_POD1_PTILTVIDEO_20110522T114342.000Z_3" calcext:value-type="string">
            <text:p>BC_POD1_PTILTVIDEO_20110522T114342.000Z_3</text:p>
          </table:table-cell>
          <table:table-cell table:formula="of:=[Skew3.B5]" office:value-type="float" office:value="117" calcext:value-type="float">
            <text:p>117</text:p>
          </table:table-cell>
          <table:table-cell office:value-type="float" office:value="162" calcext:value-type="float">
            <text:p>162</text:p>
          </table:table-cell>
          <table:table-cell table:formula="of:=ABS([.B5]-[.C5])" office:value-type="float" office:value="45" calcext:value-type="float">
            <text:p>45</text:p>
          </table:table-cell>
          <table:table-cell table:formula="of:=[Skew3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6]" office:value-type="string" office:string-value="BC_POD1_PTILTVIDEO_20110522T173147.000Z_1" calcext:value-type="string">
            <text:p>BC_POD1_PTILTVIDEO_20110522T173147.000Z_1</text:p>
          </table:table-cell>
          <table:table-cell table:formula="of:=[Skew3.B6]"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table:formula="of:=ABS([.B6]-[.C6])" office:value-type="float" office:value="21" calcext:value-type="float">
            <text:p>21</text:p>
          </table:table-cell>
          <table:table-cell table:formula="of:=[Skew3.E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7]" office:value-type="string" office:string-value="BC_POD1_PTILTVIDEO_20110522T173147.000Z_2" calcext:value-type="string">
            <text:p>BC_POD1_PTILTVIDEO_20110522T173147.000Z_2</text:p>
          </table:table-cell>
          <table:table-cell table:formula="of:=[Skew3.B7]"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ABS([.B7]-[.C7])" office:value-type="float" office:value="12" calcext:value-type="float">
            <text:p>12</text:p>
          </table:table-cell>
          <table:table-cell table:formula="of:=[Skew3.E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8]" office:value-type="string" office:string-value="BC_POD1_PTILTVIDEO_20110525T111402.000Z_1" calcext:value-type="string">
            <text:p>BC_POD1_PTILTVIDEO_20110525T111402.000Z_1</text:p>
          </table:table-cell>
          <table:table-cell table:formula="of:=[Skew3.B8]" office:value-type="float" office:value="63" calcext:value-type="float">
            <text:p>63</text:p>
          </table:table-cell>
          <table:table-cell office:value-type="float" office:value="135" calcext:value-type="float">
            <text:p>135</text:p>
          </table:table-cell>
          <table:table-cell table:formula="of:=ABS([.B8]-[.C8])" office:value-type="float" office:value="72" calcext:value-type="float">
            <text:p>72</text:p>
          </table:table-cell>
          <table:table-cell table:formula="of:=[Skew3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9]" office:value-type="string" office:string-value="BC_POD1_PTILTVIDEO_20110527T063643.000Z_1" calcext:value-type="string">
            <text:p>BC_POD1_PTILTVIDEO_20110527T063643.000Z_1</text:p>
          </table:table-cell>
          <table:table-cell table:formula="of:=[Skew3.B9]"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table:formula="of:=ABS([.B9]-[.C9])" office:value-type="float" office:value="33" calcext:value-type="float">
            <text:p>33</text:p>
          </table:table-cell>
          <table:table-cell table:formula="of:=[Skew3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0]" office:value-type="string" office:string-value="BC_POD1_PTILTVIDEO_20110528T073304.000Z_1" calcext:value-type="string">
            <text:p>BC_POD1_PTILTVIDEO_20110528T073304.000Z_1</text:p>
          </table:table-cell>
          <table:table-cell table:formula="of:=[Skew3.B10]"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table:formula="of:=ABS([.B10]-[.C10])" office:value-type="float" office:value="24" calcext:value-type="float">
            <text:p>24</text:p>
          </table:table-cell>
          <table:table-cell table:formula="of:=[Skew3.E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1]" office:value-type="string" office:string-value="BC_POD1_PTILTVIDEO_20110528T165204.000Z_2" calcext:value-type="string">
            <text:p>BC_POD1_PTILTVIDEO_20110528T165204.000Z_2</text:p>
          </table:table-cell>
          <table:table-cell table:formula="of:=[Skew3.B11]"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table:formula="of:=ABS([.B11]-[.C11])" office:value-type="float" office:value="30" calcext:value-type="float">
            <text:p>30</text:p>
          </table:table-cell>
          <table:table-cell table:formula="of:=[Skew3.E1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2]" office:value-type="string" office:string-value="BC_POD1_PTILTVIDEO_20110528T165204.000Z_3" calcext:value-type="string">
            <text:p>BC_POD1_PTILTVIDEO_20110528T165204.000Z_3</text:p>
          </table:table-cell>
          <table:table-cell table:formula="of:=[Skew3.B12]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ABS([.B12]-[.C12])" office:value-type="float" office:value="12" calcext:value-type="float">
            <text:p>12</text:p>
          </table:table-cell>
          <table:table-cell table:formula="of:=[Skew3.E1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3]" office:value-type="string" office:string-value="BC_POD1_PTILTVIDEO_20110615T192950.000Z_1" calcext:value-type="string">
            <text:p>BC_POD1_PTILTVIDEO_20110615T192950.000Z_1</text:p>
          </table:table-cell>
          <table:table-cell table:formula="of:=[Skew3.B13]"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formula="of:=ABS([.B13]-[.C13])" office:value-type="float" office:value="30" calcext:value-type="float">
            <text:p>30</text:p>
          </table:table-cell>
          <table:table-cell table:formula="of:=[Skew3.E1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4]" office:value-type="string" office:string-value="BC_POD1_PTILTVIDEO_20110615T192950.000Z_2" calcext:value-type="string">
            <text:p>BC_POD1_PTILTVIDEO_20110615T192950.000Z_2</text:p>
          </table:table-cell>
          <table:table-cell table:formula="of:=[Skew3.B14]"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table:formula="of:=ABS([.B14]-[.C14])" office:value-type="float" office:value="54" calcext:value-type="float">
            <text:p>54</text:p>
          </table:table-cell>
          <table:table-cell table:formula="of:=[Skew3.E1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5]" office:value-type="string" office:string-value="BC_POD1_PTILTVIDEO_20110615T192950.000Z_3" calcext:value-type="string">
            <text:p>BC_POD1_PTILTVIDEO_20110615T192950.000Z_3</text:p>
          </table:table-cell>
          <table:table-cell table:formula="of:=[Skew3.B15]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ABS([.B15]-[.C15])" office:value-type="float" office:value="96" calcext:value-type="float">
            <text:p>96</text:p>
          </table:table-cell>
          <table:table-cell table:formula="of:=[Skew3.E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6]" office:value-type="string" office:string-value="BC_POD1_PTILTVIDEO_20110616T171904.000Z_1" calcext:value-type="string">
            <text:p>BC_POD1_PTILTVIDEO_20110616T171904.000Z_1</text:p>
          </table:table-cell>
          <table:table-cell table:formula="of:=[Skew3.B16]"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table:formula="of:=ABS([.B16]-[.C16])" office:value-type="float" office:value="102" calcext:value-type="float">
            <text:p>102</text:p>
          </table:table-cell>
          <table:table-cell table:formula="of:=[Skew3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7]" office:value-type="string" office:string-value="BC_POD1_PTILTVIDEO_20110616T171904.000Z_2" calcext:value-type="string">
            <text:p>BC_POD1_PTILTVIDEO_20110616T171904.000Z_2</text:p>
          </table:table-cell>
          <table:table-cell table:formula="of:=[Skew3.B17]"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formula="of:=ABS([.B17]-[.C17])" office:value-type="float" office:value="12" calcext:value-type="float">
            <text:p>12</text:p>
          </table:table-cell>
          <table:table-cell table:formula="of:=[Skew3.E1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8]" office:value-type="string" office:string-value="BC_POD1_PTILTVIDEO_20110618T185440.000Z_1" calcext:value-type="string">
            <text:p>BC_POD1_PTILTVIDEO_20110618T185440.000Z_1</text:p>
          </table:table-cell>
          <table:table-cell table:formula="of:=[Skew3.B18]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ABS([.B18]-[.C18])" office:value-type="float" office:value="18" calcext:value-type="float">
            <text:p>18</text:p>
          </table:table-cell>
          <table:table-cell table:formula="of:=[Skew3.E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9]" office:value-type="string" office:string-value="BC_POD1_PTILTVIDEO_20110618T185440.000Z_5" calcext:value-type="string">
            <text:p>BC_POD1_PTILTVIDEO_20110618T185440.000Z_5</text:p>
          </table:table-cell>
          <table:table-cell table:formula="of:=[Skew3.B19]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ABS([.B19]-[.C19])" office:value-type="float" office:value="18" calcext:value-type="float">
            <text:p>18</text:p>
          </table:table-cell>
          <table:table-cell table:formula="of:=[Skew3.E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0]" office:value-type="string" office:string-value="BC_POD1_PTILTVIDEO_20110624T174459.000Z_1" calcext:value-type="string">
            <text:p>BC_POD1_PTILTVIDEO_20110624T174459.000Z_1</text:p>
          </table:table-cell>
          <table:table-cell table:formula="of:=[Skew3.B20]"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formula="of:=ABS([.B20]-[.C20])" office:value-type="float" office:value="24" calcext:value-type="float">
            <text:p>24</text:p>
          </table:table-cell>
          <table:table-cell table:formula="of:=[Skew3.E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1]" office:value-type="string" office:string-value="BC_POD1_PTILTVIDEO_20110624T174459.000Z_2" calcext:value-type="string">
            <text:p>BC_POD1_PTILTVIDEO_20110624T174459.000Z_2</text:p>
          </table:table-cell>
          <table:table-cell table:formula="of:=[Skew3.B21]"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ABS([.B21]-[.C21])" office:value-type="float" office:value="24" calcext:value-type="float">
            <text:p>24</text:p>
          </table:table-cell>
          <table:table-cell table:formula="of:=[Skew3.E2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2]" office:value-type="string" office:string-value="BC_POD1_PTILTVIDEO_20110624T174459.000Z_3" calcext:value-type="string">
            <text:p>BC_POD1_PTILTVIDEO_20110624T174459.000Z_3</text:p>
          </table:table-cell>
          <table:table-cell table:formula="of:=[Skew3.B22]"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formula="of:=ABS([.B22]-[.C22])" office:value-type="float" office:value="51" calcext:value-type="float">
            <text:p>51</text:p>
          </table:table-cell>
          <table:table-cell table:formula="of:=[Skew3.E2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3]" office:value-type="string" office:string-value="BC_POD1_PTILTVIDEO_20110624T174459.000Z_4" calcext:value-type="string">
            <text:p>BC_POD1_PTILTVIDEO_20110624T174459.000Z_4</text:p>
          </table:table-cell>
          <table:table-cell table:formula="of:=[Skew3.B23]"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ABS([.B23]-[.C23])" office:value-type="float" office:value="39" calcext:value-type="float">
            <text:p>39</text:p>
          </table:table-cell>
          <table:table-cell table:formula="of:=[Skew3.E2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4]" office:value-type="string" office:string-value="BC_POD1_PTILTVIDEO_20110625T183602.000Z_1" calcext:value-type="string">
            <text:p>BC_POD1_PTILTVIDEO_20110625T183602.000Z_1</text:p>
          </table:table-cell>
          <table:table-cell table:formula="of:=[Skew3.B24]"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table:formula="of:=ABS([.B24]-[.C24])" office:value-type="float" office:value="33" calcext:value-type="float">
            <text:p>33</text:p>
          </table:table-cell>
          <table:table-cell table:formula="of:=[Skew3.E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5]" office:value-type="string" office:string-value="BC_POD1_PTILTVIDEO_20110702T181655.000Z_1" calcext:value-type="string">
            <text:p>BC_POD1_PTILTVIDEO_20110702T181655.000Z_1</text:p>
          </table:table-cell>
          <table:table-cell table:formula="of:=[Skew3.B25]"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table:formula="of:=ABS([.B25]-[.C25])" office:value-type="float" office:value="33" calcext:value-type="float">
            <text:p>33</text:p>
          </table:table-cell>
          <table:table-cell table:formula="of:=[Skew3.E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6]" office:value-type="string" office:string-value="BC_POD1_PTILTVIDEO_20110703T190647.000Z_1" calcext:value-type="string">
            <text:p>BC_POD1_PTILTVIDEO_20110703T190647.000Z_1</text:p>
          </table:table-cell>
          <table:table-cell table:formula="of:=[Skew3.B26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ABS([.B26]-[.C26])" office:value-type="float" office:value="3" calcext:value-type="float">
            <text:p>3</text:p>
          </table:table-cell>
          <table:table-cell table:formula="of:=[Skew3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7]" office:value-type="string" office:string-value="BC_POD1_PTILTVIDEO_20110703T190647.000Z_2" calcext:value-type="string">
            <text:p>BC_POD1_PTILTVIDEO_20110703T190647.000Z_2</text:p>
          </table:table-cell>
          <table:table-cell table:formula="of:=[Skew3.B27]"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formula="of:=ABS([.B27]-[.C27])" office:value-type="float" office:value="39" calcext:value-type="float">
            <text:p>39</text:p>
          </table:table-cell>
          <table:table-cell table:formula="of:=[Skew3.E2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8]" office:value-type="string" office:string-value="BC_POD1_PTILTVIDEO_20110703T190647.000Z_3" calcext:value-type="string">
            <text:p>BC_POD1_PTILTVIDEO_20110703T190647.000Z_3</text:p>
          </table:table-cell>
          <table:table-cell table:formula="of:=[Skew3.B28]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ABS([.B28]-[.C28])" office:value-type="float" office:value="12" calcext:value-type="float">
            <text:p>12</text:p>
          </table:table-cell>
          <table:table-cell table:formula="of:=[Skew3.E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5.2222222222222" calcext:value-type="float">
            <text:p>35.2222222222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2.92592592592593" calcext:value-type="float">
            <text:p>2.9259259259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4.4797142601055" calcext:value-type="float">
            <text:p>24.4797142601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.266880256341812" calcext:value-type="float">
            <text:p>0.2668802563</text:p>
          </table:table-cell>
        </table:table-row>
      </table:table>
      <table:table table:name="Skew3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.A1]" office:value-type="string" office:string-value="Video" calcext:value-type="string">
            <text:p>Video</text:p>
          </table:table-cell>
          <table:table-cell table:formula="of:=[Skew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.A2]" office:value-type="string" office:string-value="BC_POD1_PTILTVIDEO_20110519T091755.000Z_1" calcext:value-type="string">
            <text:p>BC_POD1_PTILTVIDEO_20110519T091755.000Z_1</text:p>
          </table:table-cell>
          <table:table-cell table:formula="of:=[Skew3.B2]" office:value-type="float" office:value="165" calcext:value-type="float">
            <text:p>165</text:p>
          </table:table-cell>
          <table:table-cell office:value-type="float" office:value="127" calcext:value-type="float">
            <text:p>127</text:p>
          </table:table-cell>
          <table:table-cell table:formula="of:=ABS([.B2]-[.C2])" office:value-type="float" office:value="38" calcext:value-type="float">
            <text:p>38</text:p>
          </table:table-cell>
          <table:table-cell table:formula="of:=[Skew3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3]" office:value-type="string" office:string-value="BC_POD1_PTILTVIDEO_20110522T114342.000Z_1" calcext:value-type="string">
            <text:p>BC_POD1_PTILTVIDEO_20110522T114342.000Z_1</text:p>
          </table:table-cell>
          <table:table-cell table:formula="of:=[Skew3.B3]"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table:formula="of:=ABS([.B3]-[.C3])" office:value-type="float" office:value="59" calcext:value-type="float">
            <text:p>59</text:p>
          </table:table-cell>
          <table:table-cell table:formula="of:=[Skew3.E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4]" office:value-type="string" office:string-value="BC_POD1_PTILTVIDEO_20110522T114342.000Z_2" calcext:value-type="string">
            <text:p>BC_POD1_PTILTVIDEO_20110522T114342.000Z_2</text:p>
          </table:table-cell>
          <table:table-cell table:formula="of:=[Skew3.B4]"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table:formula="of:=ABS([.B4]-[.C4])" office:value-type="float" office:value="20" calcext:value-type="float">
            <text:p>20</text:p>
          </table:table-cell>
          <table:table-cell table:formula="of:=[Skew3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5]" office:value-type="string" office:string-value="BC_POD1_PTILTVIDEO_20110522T114342.000Z_3" calcext:value-type="string">
            <text:p>BC_POD1_PTILTVIDEO_20110522T114342.000Z_3</text:p>
          </table:table-cell>
          <table:table-cell table:formula="of:=[Skew3.B5]"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table:formula="of:=ABS([.B5]-[.C5])" office:value-type="float" office:value="43" calcext:value-type="float">
            <text:p>43</text:p>
          </table:table-cell>
          <table:table-cell table:formula="of:=[Skew3.E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6]" office:value-type="string" office:string-value="BC_POD1_PTILTVIDEO_20110522T173147.000Z_1" calcext:value-type="string">
            <text:p>BC_POD1_PTILTVIDEO_20110522T173147.000Z_1</text:p>
          </table:table-cell>
          <table:table-cell table:formula="of:=[Skew3.B6]"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formula="of:=ABS([.B6]-[.C6])" office:value-type="float" office:value="22" calcext:value-type="float">
            <text:p>22</text:p>
          </table:table-cell>
          <table:table-cell table:formula="of:=[Skew3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7]" office:value-type="string" office:string-value="BC_POD1_PTILTVIDEO_20110522T173147.000Z_2" calcext:value-type="string">
            <text:p>BC_POD1_PTILTVIDEO_20110522T173147.000Z_2</text:p>
          </table:table-cell>
          <table:table-cell table:formula="of:=[Skew3.B7]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ABS([.B7]-[.C7])" office:value-type="float" office:value="10" calcext:value-type="float">
            <text:p>10</text:p>
          </table:table-cell>
          <table:table-cell table:formula="of:=[Skew3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8]" office:value-type="string" office:string-value="BC_POD1_PTILTVIDEO_20110525T111402.000Z_1" calcext:value-type="string">
            <text:p>BC_POD1_PTILTVIDEO_20110525T111402.000Z_1</text:p>
          </table:table-cell>
          <table:table-cell table:formula="of:=[Skew3.B8]"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table:formula="of:=ABS([.B8]-[.C8])" office:value-type="float" office:value="73" calcext:value-type="float">
            <text:p>73</text:p>
          </table:table-cell>
          <table:table-cell table:formula="of:=[Skew3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9]" office:value-type="string" office:string-value="BC_POD1_PTILTVIDEO_20110527T063643.000Z_1" calcext:value-type="string">
            <text:p>BC_POD1_PTILTVIDEO_20110527T063643.000Z_1</text:p>
          </table:table-cell>
          <table:table-cell table:formula="of:=[Skew3.B9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formula="of:=ABS([.B9]-[.C9])" office:value-type="float" office:value="41" calcext:value-type="float">
            <text:p>41</text:p>
          </table:table-cell>
          <table:table-cell table:formula="of:=[Skew3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0]" office:value-type="string" office:string-value="BC_POD1_PTILTVIDEO_20110528T073304.000Z_1" calcext:value-type="string">
            <text:p>BC_POD1_PTILTVIDEO_20110528T073304.000Z_1</text:p>
          </table:table-cell>
          <table:table-cell table:formula="of:=[Skew3.B10]"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ABS([.B10]-[.C10])" office:value-type="float" office:value="32" calcext:value-type="float">
            <text:p>32</text:p>
          </table:table-cell>
          <table:table-cell table:formula="of:=[Skew3.E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1]" office:value-type="string" office:string-value="BC_POD1_PTILTVIDEO_20110528T165204.000Z_2" calcext:value-type="string">
            <text:p>BC_POD1_PTILTVIDEO_20110528T165204.000Z_2</text:p>
          </table:table-cell>
          <table:table-cell table:formula="of:=[Skew3.B11]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ABS([.B11]-[.C11])" office:value-type="float" office:value="8" calcext:value-type="float">
            <text:p>8</text:p>
          </table:table-cell>
          <table:table-cell table:formula="of:=[Skew3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2]" office:value-type="string" office:string-value="BC_POD1_PTILTVIDEO_20110528T165204.000Z_3" calcext:value-type="string">
            <text:p>BC_POD1_PTILTVIDEO_20110528T165204.000Z_3</text:p>
          </table:table-cell>
          <table:table-cell table:formula="of:=[Skew3.B12]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ABS([.B12]-[.C12])" office:value-type="float" office:value="10" calcext:value-type="float">
            <text:p>10</text:p>
          </table:table-cell>
          <table:table-cell table:formula="of:=[Skew3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3]" office:value-type="string" office:string-value="BC_POD1_PTILTVIDEO_20110615T192950.000Z_1" calcext:value-type="string">
            <text:p>BC_POD1_PTILTVIDEO_20110615T192950.000Z_1</text:p>
          </table:table-cell>
          <table:table-cell table:formula="of:=[Skew3.B13]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formula="of:=ABS([.B13]-[.C13])" office:value-type="float" office:value="28" calcext:value-type="float">
            <text:p>28</text:p>
          </table:table-cell>
          <table:table-cell table:formula="of:=[Skew3.E1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14]" office:value-type="string" office:string-value="BC_POD1_PTILTVIDEO_20110615T192950.000Z_2" calcext:value-type="string">
            <text:p>BC_POD1_PTILTVIDEO_20110615T192950.000Z_2</text:p>
          </table:table-cell>
          <table:table-cell table:formula="of:=[Skew3.B14]"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table:formula="of:=ABS([.B14]-[.C14])" office:value-type="float" office:value="56" calcext:value-type="float">
            <text:p>56</text:p>
          </table:table-cell>
          <table:table-cell table:formula="of:=[Skew3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5]" office:value-type="string" office:string-value="BC_POD1_PTILTVIDEO_20110615T192950.000Z_3" calcext:value-type="string">
            <text:p>BC_POD1_PTILTVIDEO_20110615T192950.000Z_3</text:p>
          </table:table-cell>
          <table:table-cell table:formula="of:=[Skew3.B15]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ABS([.B15]-[.C15])" office:value-type="float" office:value="98" calcext:value-type="float">
            <text:p>98</text:p>
          </table:table-cell>
          <table:table-cell table:formula="of:=[Skew3.E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6]" office:value-type="string" office:string-value="BC_POD1_PTILTVIDEO_20110616T171904.000Z_1" calcext:value-type="string">
            <text:p>BC_POD1_PTILTVIDEO_20110616T171904.000Z_1</text:p>
          </table:table-cell>
          <table:table-cell table:formula="of:=[Skew3.B1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ABS([.B16]-[.C16])" office:value-type="float" office:value="41" calcext:value-type="float">
            <text:p>41</text:p>
          </table:table-cell>
          <table:table-cell table:formula="of:=[Skew3.E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7]" office:value-type="string" office:string-value="BC_POD1_PTILTVIDEO_20110616T171904.000Z_2" calcext:value-type="string">
            <text:p>BC_POD1_PTILTVIDEO_20110616T171904.000Z_2</text:p>
          </table:table-cell>
          <table:table-cell table:formula="of:=[Skew3.B17]"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formula="of:=ABS([.B17]-[.C17])" office:value-type="float" office:value="19" calcext:value-type="float">
            <text:p>19</text:p>
          </table:table-cell>
          <table:table-cell table:formula="of:=[Skew3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8]" office:value-type="string" office:string-value="BC_POD1_PTILTVIDEO_20110618T185440.000Z_1" calcext:value-type="string">
            <text:p>BC_POD1_PTILTVIDEO_20110618T185440.000Z_1</text:p>
          </table:table-cell>
          <table:table-cell table:formula="of:=[Skew3.B18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ABS([.B18]-[.C18])" office:value-type="float" office:value="5" calcext:value-type="float">
            <text:p>5</text:p>
          </table:table-cell>
          <table:table-cell table:formula="of:=[Skew3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19]" office:value-type="string" office:string-value="BC_POD1_PTILTVIDEO_20110618T185440.000Z_5" calcext:value-type="string">
            <text:p>BC_POD1_PTILTVIDEO_20110618T185440.000Z_5</text:p>
          </table:table-cell>
          <table:table-cell table:formula="of:=[Skew3.B19]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ABS([.B19]-[.C19])" office:value-type="float" office:value="19" calcext:value-type="float">
            <text:p>19</text:p>
          </table:table-cell>
          <table:table-cell table:formula="of:=[Skew3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0]" office:value-type="string" office:string-value="BC_POD1_PTILTVIDEO_20110624T174459.000Z_1" calcext:value-type="string">
            <text:p>BC_POD1_PTILTVIDEO_20110624T174459.000Z_1</text:p>
          </table:table-cell>
          <table:table-cell table:formula="of:=[Skew3.B20]"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formula="of:=ABS([.B20]-[.C20])" office:value-type="float" office:value="22" calcext:value-type="float">
            <text:p>22</text:p>
          </table:table-cell>
          <table:table-cell table:formula="of:=[Skew3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1]" office:value-type="string" office:string-value="BC_POD1_PTILTVIDEO_20110624T174459.000Z_2" calcext:value-type="string">
            <text:p>BC_POD1_PTILTVIDEO_20110624T174459.000Z_2</text:p>
          </table:table-cell>
          <table:table-cell table:formula="of:=[Skew3.B21]"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ABS([.B21]-[.C21])" office:value-type="float" office:value="29" calcext:value-type="float">
            <text:p>29</text:p>
          </table:table-cell>
          <table:table-cell table:formula="of:=[Skew3.E2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2]" office:value-type="string" office:string-value="BC_POD1_PTILTVIDEO_20110624T174459.000Z_3" calcext:value-type="string">
            <text:p>BC_POD1_PTILTVIDEO_20110624T174459.000Z_3</text:p>
          </table:table-cell>
          <table:table-cell table:formula="of:=[Skew3.B22]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ABS([.B22]-[.C22])" office:value-type="float" office:value="50" calcext:value-type="float">
            <text:p>50</text:p>
          </table:table-cell>
          <table:table-cell table:formula="of:=[Skew3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3]" office:value-type="string" office:string-value="BC_POD1_PTILTVIDEO_20110624T174459.000Z_4" calcext:value-type="string">
            <text:p>BC_POD1_PTILTVIDEO_20110624T174459.000Z_4</text:p>
          </table:table-cell>
          <table:table-cell table:formula="of:=[Skew3.B23]"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ABS([.B23]-[.C23])" office:value-type="float" office:value="34" calcext:value-type="float">
            <text:p>34</text:p>
          </table:table-cell>
          <table:table-cell table:formula="of:=[Skew3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4]" office:value-type="string" office:string-value="BC_POD1_PTILTVIDEO_20110625T183602.000Z_1" calcext:value-type="string">
            <text:p>BC_POD1_PTILTVIDEO_20110625T183602.000Z_1</text:p>
          </table:table-cell>
          <table:table-cell table:formula="of:=[Skew3.B24]"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table:formula="of:=ABS([.B24]-[.C24])" office:value-type="float" office:value="32" calcext:value-type="float">
            <text:p>32</text:p>
          </table:table-cell>
          <table:table-cell table:formula="of:=[Skew3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5]" office:value-type="string" office:string-value="BC_POD1_PTILTVIDEO_20110702T181655.000Z_1" calcext:value-type="string">
            <text:p>BC_POD1_PTILTVIDEO_20110702T181655.000Z_1</text:p>
          </table:table-cell>
          <table:table-cell table:formula="of:=[Skew3.B25]"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table:formula="of:=ABS([.B25]-[.C25])" office:value-type="float" office:value="32" calcext:value-type="float">
            <text:p>32</text:p>
          </table:table-cell>
          <table:table-cell table:formula="of:=[Skew3.E2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6]" office:value-type="string" office:string-value="BC_POD1_PTILTVIDEO_20110703T190647.000Z_1" calcext:value-type="string">
            <text:p>BC_POD1_PTILTVIDEO_20110703T190647.000Z_1</text:p>
          </table:table-cell>
          <table:table-cell table:formula="of:=[Skew3.B26]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ABS([.B26]-[.C26])" office:value-type="float" office:value="5" calcext:value-type="float">
            <text:p>5</text:p>
          </table:table-cell>
          <table:table-cell table:formula="of:=[Skew3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.A27]" office:value-type="string" office:string-value="BC_POD1_PTILTVIDEO_20110703T190647.000Z_2" calcext:value-type="string">
            <text:p>BC_POD1_PTILTVIDEO_20110703T190647.000Z_2</text:p>
          </table:table-cell>
          <table:table-cell table:formula="of:=[Skew3.B27]"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formula="of:=ABS([.B27]-[.C27])" office:value-type="float" office:value="41" calcext:value-type="float">
            <text:p>41</text:p>
          </table:table-cell>
          <table:table-cell table:formula="of:=[Skew3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Skew3.A28]" office:value-type="string" office:string-value="BC_POD1_PTILTVIDEO_20110703T190647.000Z_3" calcext:value-type="string">
            <text:p>BC_POD1_PTILTVIDEO_20110703T190647.000Z_3</text:p>
          </table:table-cell>
          <table:table-cell table:formula="of:=[Skew3.B28]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ABS([.B28]-[.C28])" office:value-type="float" office:value="13" calcext:value-type="float">
            <text:p>13</text:p>
          </table:table-cell>
          <table:table-cell table:formula="of:=[Skew3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2.5925925925926" calcext:value-type="float">
            <text:p>32.5925925926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2.22222222222222" calcext:value-type="float">
            <text:p>2.2222222222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1.59996306845" calcext:value-type="float">
            <text:p>21.5999630685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.423659272868162" calcext:value-type="float">
            <text:p>0.4236592729</text:p>
          </table:table-cell>
        </table:table-row>
      </table:table>
      <table:table table:name="Kurt3_d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Kurt3.A1]" office:value-type="string" office:string-value="Video" calcext:value-type="string">
            <text:p>Video</text:p>
          </table:table-cell>
          <table:table-cell table:formula="of:=[Kurt3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Kurt3.A2]" office:value-type="string" office:string-value="BC_POD1_PTILTVIDEO_20110519T091755.000Z_1" calcext:value-type="string">
            <text:p>BC_POD1_PTILTVIDEO_20110519T091755.000Z_1</text:p>
          </table:table-cell>
          <table:table-cell table:formula="of:=[Kurt3.B2]"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table:formula="of:=ABS([.B2]-[.C2])" office:value-type="float" office:value="35" calcext:value-type="float">
            <text:p>35</text:p>
          </table:table-cell>
          <table:table-cell table:formula="of:=[Kurt3.E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3]" office:value-type="string" office:string-value="BC_POD1_PTILTVIDEO_20110522T114342.000Z_1" calcext:value-type="string">
            <text:p>BC_POD1_PTILTVIDEO_20110522T114342.000Z_1</text:p>
          </table:table-cell>
          <table:table-cell table:formula="of:=[Kurt3.B3]"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formula="of:=ABS([.B3]-[.C3])" office:value-type="float" office:value="62" calcext:value-type="float">
            <text:p>62</text:p>
          </table:table-cell>
          <table:table-cell table:formula="of:=[Kurt3.E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4]" office:value-type="string" office:string-value="BC_POD1_PTILTVIDEO_20110522T114342.000Z_2" calcext:value-type="string">
            <text:p>BC_POD1_PTILTVIDEO_20110522T114342.000Z_2</text:p>
          </table:table-cell>
          <table:table-cell table:formula="of:=[Kurt3.B4]"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table:formula="of:=ABS([.B4]-[.C4])" office:value-type="float" office:value="20" calcext:value-type="float">
            <text:p>20</text:p>
          </table:table-cell>
          <table:table-cell table:formula="of:=[Kurt3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5]" office:value-type="string" office:string-value="BC_POD1_PTILTVIDEO_20110522T114342.000Z_3" calcext:value-type="string">
            <text:p>BC_POD1_PTILTVIDEO_20110522T114342.000Z_3</text:p>
          </table:table-cell>
          <table:table-cell table:formula="of:=[Kurt3.B5]"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table:formula="of:=ABS([.B5]-[.C5])" office:value-type="float" office:value="43" calcext:value-type="float">
            <text:p>43</text:p>
          </table:table-cell>
          <table:table-cell table:formula="of:=[Kurt3.E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6]" office:value-type="string" office:string-value="BC_POD1_PTILTVIDEO_20110522T173147.000Z_1" calcext:value-type="string">
            <text:p>BC_POD1_PTILTVIDEO_20110522T173147.000Z_1</text:p>
          </table:table-cell>
          <table:table-cell table:formula="of:=[Kurt3.B6]"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table:formula="of:=ABS([.B6]-[.C6])" office:value-type="float" office:value="22" calcext:value-type="float">
            <text:p>22</text:p>
          </table:table-cell>
          <table:table-cell table:formula="of:=[Kurt3.E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7]" office:value-type="string" office:string-value="BC_POD1_PTILTVIDEO_20110522T173147.000Z_2" calcext:value-type="string">
            <text:p>BC_POD1_PTILTVIDEO_20110522T173147.000Z_2</text:p>
          </table:table-cell>
          <table:table-cell table:formula="of:=[Kurt3.B7]"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ABS([.B7]-[.C7])" office:value-type="float" office:value="10" calcext:value-type="float">
            <text:p>10</text:p>
          </table:table-cell>
          <table:table-cell table:formula="of:=[Kurt3.E7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8]" office:value-type="string" office:string-value="BC_POD1_PTILTVIDEO_20110525T111402.000Z_1" calcext:value-type="string">
            <text:p>BC_POD1_PTILTVIDEO_20110525T111402.000Z_1</text:p>
          </table:table-cell>
          <table:table-cell table:formula="of:=[Kurt3.B8]"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table:formula="of:=ABS([.B8]-[.C8])" office:value-type="float" office:value="70" calcext:value-type="float">
            <text:p>70</text:p>
          </table:table-cell>
          <table:table-cell table:formula="of:=[Kurt3.E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9]" office:value-type="string" office:string-value="BC_POD1_PTILTVIDEO_20110527T063643.000Z_1" calcext:value-type="string">
            <text:p>BC_POD1_PTILTVIDEO_20110527T063643.000Z_1</text:p>
          </table:table-cell>
          <table:table-cell table:formula="of:=[Kurt3.B9]"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formula="of:=ABS([.B9]-[.C9])" office:value-type="float" office:value="41" calcext:value-type="float">
            <text:p>41</text:p>
          </table:table-cell>
          <table:table-cell table:formula="of:=[Kurt3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10]" office:value-type="string" office:string-value="BC_POD1_PTILTVIDEO_20110528T073304.000Z_1" calcext:value-type="string">
            <text:p>BC_POD1_PTILTVIDEO_20110528T073304.000Z_1</text:p>
          </table:table-cell>
          <table:table-cell table:formula="of:=[Kurt3.B10]"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ABS([.B10]-[.C10])" office:value-type="float" office:value="26" calcext:value-type="float">
            <text:p>26</text:p>
          </table:table-cell>
          <table:table-cell table:formula="of:=[Kurt3.E10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1]" office:value-type="string" office:string-value="BC_POD1_PTILTVIDEO_20110528T165204.000Z_2" calcext:value-type="string">
            <text:p>BC_POD1_PTILTVIDEO_20110528T165204.000Z_2</text:p>
          </table:table-cell>
          <table:table-cell table:formula="of:=[Kurt3.B11]"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ABS([.B11]-[.C11])" office:value-type="float" office:value="31" calcext:value-type="float">
            <text:p>31</text:p>
          </table:table-cell>
          <table:table-cell table:formula="of:=[Kurt3.E11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2]" office:value-type="string" office:string-value="BC_POD1_PTILTVIDEO_20110528T165204.000Z_3" calcext:value-type="string">
            <text:p>BC_POD1_PTILTVIDEO_20110528T165204.000Z_3</text:p>
          </table:table-cell>
          <table:table-cell table:formula="of:=[Kurt3.B12]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ABS([.B12]-[.C12])" office:value-type="float" office:value="13" calcext:value-type="float">
            <text:p>13</text:p>
          </table:table-cell>
          <table:table-cell table:formula="of:=[Kurt3.E1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3]" office:value-type="string" office:string-value="BC_POD1_PTILTVIDEO_20110615T192950.000Z_1" calcext:value-type="string">
            <text:p>BC_POD1_PTILTVIDEO_20110615T192950.000Z_1</text:p>
          </table:table-cell>
          <table:table-cell table:formula="of:=[Kurt3.B13]"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formula="of:=ABS([.B13]-[.C13])" office:value-type="float" office:value="31" calcext:value-type="float">
            <text:p>31</text:p>
          </table:table-cell>
          <table:table-cell table:formula="of:=[Kurt3.E1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4]" office:value-type="string" office:string-value="BC_POD1_PTILTVIDEO_20110615T192950.000Z_2" calcext:value-type="string">
            <text:p>BC_POD1_PTILTVIDEO_20110615T192950.000Z_2</text:p>
          </table:table-cell>
          <table:table-cell table:formula="of:=[Kurt3.B14]" office:value-type="float" office:value="150" calcext:value-type="float">
            <text:p>150</text:p>
          </table:table-cell>
          <table:table-cell office:value-type="float" office:value="97" calcext:value-type="float">
            <text:p>97</text:p>
          </table:table-cell>
          <table:table-cell table:formula="of:=ABS([.B14]-[.C14])" office:value-type="float" office:value="53" calcext:value-type="float">
            <text:p>53</text:p>
          </table:table-cell>
          <table:table-cell table:formula="of:=[Kurt3.E1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5]" office:value-type="string" office:string-value="BC_POD1_PTILTVIDEO_20110615T192950.000Z_3" calcext:value-type="string">
            <text:p>BC_POD1_PTILTVIDEO_20110615T192950.000Z_3</text:p>
          </table:table-cell>
          <table:table-cell table:formula="of:=[Kurt3.B15]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ABS([.B15]-[.C15])" office:value-type="float" office:value="101" calcext:value-type="float">
            <text:p>101</text:p>
          </table:table-cell>
          <table:table-cell table:formula="of:=[Kurt3.E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16]" office:value-type="string" office:string-value="BC_POD1_PTILTVIDEO_20110616T171904.000Z_1" calcext:value-type="string">
            <text:p>BC_POD1_PTILTVIDEO_20110616T171904.000Z_1</text:p>
          </table:table-cell>
          <table:table-cell table:formula="of:=[Kurt3.B16]"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formula="of:=ABS([.B16]-[.C16])" office:value-type="float" office:value="46" calcext:value-type="float">
            <text:p>46</text:p>
          </table:table-cell>
          <table:table-cell table:formula="of:=[Kurt3.E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17]" office:value-type="string" office:string-value="BC_POD1_PTILTVIDEO_20110616T171904.000Z_2" calcext:value-type="string">
            <text:p>BC_POD1_PTILTVIDEO_20110616T171904.000Z_2</text:p>
          </table:table-cell>
          <table:table-cell table:formula="of:=[Kurt3.B17]"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formula="of:=ABS([.B17]-[.C17])" office:value-type="float" office:value="19" calcext:value-type="float">
            <text:p>19</text:p>
          </table:table-cell>
          <table:table-cell table:formula="of:=[Kurt3.E17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8]" office:value-type="string" office:string-value="BC_POD1_PTILTVIDEO_20110618T185440.000Z_1" calcext:value-type="string">
            <text:p>BC_POD1_PTILTVIDEO_20110618T185440.000Z_1</text:p>
          </table:table-cell>
          <table:table-cell table:formula="of:=[Kurt3.B18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ABS([.B18]-[.C18])" office:value-type="float" office:value="20" calcext:value-type="float">
            <text:p>20</text:p>
          </table:table-cell>
          <table:table-cell table:formula="of:=[Kurt3.E1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19]" office:value-type="string" office:string-value="BC_POD1_PTILTVIDEO_20110618T185440.000Z_5" calcext:value-type="string">
            <text:p>BC_POD1_PTILTVIDEO_20110618T185440.000Z_5</text:p>
          </table:table-cell>
          <table:table-cell table:formula="of:=[Kurt3.B19]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ABS([.B19]-[.C19])" office:value-type="float" office:value="19" calcext:value-type="float">
            <text:p>19</text:p>
          </table:table-cell>
          <table:table-cell table:formula="of:=[Kurt3.E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0]" office:value-type="string" office:string-value="BC_POD1_PTILTVIDEO_20110624T174459.000Z_1" calcext:value-type="string">
            <text:p>BC_POD1_PTILTVIDEO_20110624T174459.000Z_1</text:p>
          </table:table-cell>
          <table:table-cell table:formula="of:=[Kurt3.B20]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ABS([.B20]-[.C20])" office:value-type="float" office:value="25" calcext:value-type="float">
            <text:p>25</text:p>
          </table:table-cell>
          <table:table-cell table:formula="of:=[Kurt3.E2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1]" office:value-type="string" office:string-value="BC_POD1_PTILTVIDEO_20110624T174459.000Z_2" calcext:value-type="string">
            <text:p>BC_POD1_PTILTVIDEO_20110624T174459.000Z_2</text:p>
          </table:table-cell>
          <table:table-cell table:formula="of:=[Kurt3.B21]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ABS([.B21]-[.C21])" office:value-type="float" office:value="23" calcext:value-type="float">
            <text:p>23</text:p>
          </table:table-cell>
          <table:table-cell table:formula="of:=[Kurt3.E21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2]" office:value-type="string" office:string-value="BC_POD1_PTILTVIDEO_20110624T174459.000Z_3" calcext:value-type="string">
            <text:p>BC_POD1_PTILTVIDEO_20110624T174459.000Z_3</text:p>
          </table:table-cell>
          <table:table-cell table:formula="of:=[Kurt3.B22]"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formula="of:=ABS([.B22]-[.C22])" office:value-type="float" office:value="50" calcext:value-type="float">
            <text:p>50</text:p>
          </table:table-cell>
          <table:table-cell table:formula="of:=[Kurt3.E2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3]" office:value-type="string" office:string-value="BC_POD1_PTILTVIDEO_20110624T174459.000Z_4" calcext:value-type="string">
            <text:p>BC_POD1_PTILTVIDEO_20110624T174459.000Z_4</text:p>
          </table:table-cell>
          <table:table-cell table:formula="of:=[Kurt3.B23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ABS([.B23]-[.C23])" office:value-type="float" office:value="40" calcext:value-type="float">
            <text:p>40</text:p>
          </table:table-cell>
          <table:table-cell table:formula="of:=[Kurt3.E23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4]" office:value-type="string" office:string-value="BC_POD1_PTILTVIDEO_20110625T183602.000Z_1" calcext:value-type="string">
            <text:p>BC_POD1_PTILTVIDEO_20110625T183602.000Z_1</text:p>
          </table:table-cell>
          <table:table-cell table:formula="of:=[Kurt3.B24]"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table:formula="of:=ABS([.B24]-[.C24])" office:value-type="float" office:value="32" calcext:value-type="float">
            <text:p>32</text:p>
          </table:table-cell>
          <table:table-cell table:formula="of:=[Kurt3.E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5]" office:value-type="string" office:string-value="BC_POD1_PTILTVIDEO_20110702T181655.000Z_1" calcext:value-type="string">
            <text:p>BC_POD1_PTILTVIDEO_20110702T181655.000Z_1</text:p>
          </table:table-cell>
          <table:table-cell table:formula="of:=[Kurt3.B25]"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formula="of:=ABS([.B25]-[.C25])" office:value-type="float" office:value="35" calcext:value-type="float">
            <text:p>35</text:p>
          </table:table-cell>
          <table:table-cell table:formula="of:=[Kurt3.E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26]" office:value-type="string" office:string-value="BC_POD1_PTILTVIDEO_20110703T190647.000Z_1" calcext:value-type="string">
            <text:p>BC_POD1_PTILTVIDEO_20110703T190647.000Z_1</text:p>
          </table:table-cell>
          <table:table-cell table:formula="of:=[Kurt3.B26]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ABS([.B26]-[.C26])" office:value-type="float" office:value="5" calcext:value-type="float">
            <text:p>5</text:p>
          </table:table-cell>
          <table:table-cell table:formula="of:=[Kurt3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Kurt3.A27]" office:value-type="string" office:string-value="BC_POD1_PTILTVIDEO_20110703T190647.000Z_2" calcext:value-type="string">
            <text:p>BC_POD1_PTILTVIDEO_20110703T190647.000Z_2</text:p>
          </table:table-cell>
          <table:table-cell table:formula="of:=[Kurt3.B27]"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formula="of:=ABS([.B27]-[.C27])" office:value-type="float" office:value="38" calcext:value-type="float">
            <text:p>38</text:p>
          </table:table-cell>
          <table:table-cell table:formula="of:=[Kurt3.E2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Kurt3.A28]" office:value-type="string" office:string-value="BC_POD1_PTILTVIDEO_20110703T190647.000Z_3" calcext:value-type="string">
            <text:p>BC_POD1_PTILTVIDEO_20110703T190647.000Z_3</text:p>
          </table:table-cell>
          <table:table-cell table:formula="of:=[Kurt3.B28]"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formula="of:=ABS([.B28]-[.C28])" office:value-type="float" office:value="13" calcext:value-type="float">
            <text:p>13</text:p>
          </table:table-cell>
          <table:table-cell table:formula="of:=[Kurt3.E2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4.1851851851852" calcext:value-type="float">
            <text:p>34.1851851852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2.2962962962963" calcext:value-type="float">
            <text:p>2.2962962963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20.6491516626583" calcext:value-type="float">
            <text:p>20.6491516627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.465321626968075" calcext:value-type="float">
            <text:p>0.465321627</text:p>
          </table:table-cell>
        </table:table-row>
      </table:table>
      <table:table table:name="Max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Skew3_d.A1]" office:value-type="string" office:string-value="Video" calcext:value-type="string">
            <text:p>Video</text:p>
          </table:table-cell>
          <table:table-cell table:formula="of:=[Skew3_d.B1]" office:value-type="string" office:string-value="Annotated Startle Frame" calcext:value-type="string">
            <text:p>Annotated Startle Frame</text:p>
          </table:table-cell>
          <table:table-cell office:value-type="string" calcext:value-type="string">
            <text:p>Peak Frame</text:p>
          </table:table-cell>
          <table:table-cell office:value-type="string" calcext:value-type="string">
            <text:p>Startle Offset</text:p>
          </table:table-cell>
          <table:table-cell office:value-type="string" calcext:value-type="string">
            <text:p>Ground Truth Startle Duration (Frames)</text:p>
          </table:table-cell>
          <table:table-cell office:value-type="string" calcext:value-type="string">
            <text:p>Peak Duration (Frames)</text:p>
          </table:table-cell>
        </table:table-row>
        <table:table-row table:style-name="ro1">
          <table:table-cell table:formula="of:=[Skew3_d.A2]" office:value-type="string" office:string-value="BC_POD1_PTILTVIDEO_20110519T091755.000Z_1" calcext:value-type="string">
            <text:p>BC_POD1_PTILTVIDEO_20110519T091755.000Z_1</text:p>
          </table:table-cell>
          <table:table-cell table:formula="of:=[Skew3_d.B2]"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table:formula="of:=ABS([.B2]-[.C2])" office:value-type="float" office:value="45" calcext:value-type="float">
            <text:p>45</text:p>
          </table:table-cell>
          <table:table-cell table:formula="of:=[Skew3_d.E2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3]" office:value-type="string" office:string-value="BC_POD1_PTILTVIDEO_20110522T114342.000Z_1" calcext:value-type="string">
            <text:p>BC_POD1_PTILTVIDEO_20110522T114342.000Z_1</text:p>
          </table:table-cell>
          <table:table-cell table:formula="of:=[Skew3_d.B3]"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formula="of:=ABS([.B3]-[.C3])" office:value-type="float" office:value="39" calcext:value-type="float">
            <text:p>39</text:p>
          </table:table-cell>
          <table:table-cell table:formula="of:=[Skew3_d.E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4]" office:value-type="string" office:string-value="BC_POD1_PTILTVIDEO_20110522T114342.000Z_2" calcext:value-type="string">
            <text:p>BC_POD1_PTILTVIDEO_20110522T114342.000Z_2</text:p>
          </table:table-cell>
          <table:table-cell table:formula="of:=[Skew3_d.B4]"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formula="of:=ABS([.B4]-[.C4])" office:value-type="float" office:value="3" calcext:value-type="float">
            <text:p>3</text:p>
          </table:table-cell>
          <table:table-cell table:formula="of:=[Skew3_d.E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5]" office:value-type="string" office:string-value="BC_POD1_PTILTVIDEO_20110522T114342.000Z_3" calcext:value-type="string">
            <text:p>BC_POD1_PTILTVIDEO_20110522T114342.000Z_3</text:p>
          </table:table-cell>
          <table:table-cell table:formula="of:=[Skew3_d.B5]"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table:formula="of:=ABS([.B5]-[.C5])" office:value-type="float" office:value="21" calcext:value-type="float">
            <text:p>21</text:p>
          </table:table-cell>
          <table:table-cell table:formula="of:=[Skew3_d.E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6]" office:value-type="string" office:string-value="BC_POD1_PTILTVIDEO_20110522T173147.000Z_1" calcext:value-type="string">
            <text:p>BC_POD1_PTILTVIDEO_20110522T173147.000Z_1</text:p>
          </table:table-cell>
          <table:table-cell table:formula="of:=[Skew3_d.B6]"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table:formula="of:=ABS([.B6]-[.C6])" office:value-type="float" office:value="15" calcext:value-type="float">
            <text:p>15</text:p>
          </table:table-cell>
          <table:table-cell table:formula="of:=[Skew3_d.E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7]" office:value-type="string" office:string-value="BC_POD1_PTILTVIDEO_20110522T173147.000Z_2" calcext:value-type="string">
            <text:p>BC_POD1_PTILTVIDEO_20110522T173147.000Z_2</text:p>
          </table:table-cell>
          <table:table-cell table:formula="of:=[Skew3_d.B7]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formula="of:=ABS([.B7]-[.C7])" office:value-type="float" office:value="0" calcext:value-type="float">
            <text:p>0</text:p>
          </table:table-cell>
          <table:table-cell table:formula="of:=[Skew3_d.E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8]" office:value-type="string" office:string-value="BC_POD1_PTILTVIDEO_20110525T111402.000Z_1" calcext:value-type="string">
            <text:p>BC_POD1_PTILTVIDEO_20110525T111402.000Z_1</text:p>
          </table:table-cell>
          <table:table-cell table:formula="of:=[Skew3_d.B8]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ABS([.B8]-[.C8])" office:value-type="float" office:value="57" calcext:value-type="float">
            <text:p>57</text:p>
          </table:table-cell>
          <table:table-cell table:formula="of:=[Skew3_d.E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9]" office:value-type="string" office:string-value="BC_POD1_PTILTVIDEO_20110527T063643.000Z_1" calcext:value-type="string">
            <text:p>BC_POD1_PTILTVIDEO_20110527T063643.000Z_1</text:p>
          </table:table-cell>
          <table:table-cell table:formula="of:=[Skew3_d.B9]"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formula="of:=ABS([.B9]-[.C9])" office:value-type="float" office:value="108" calcext:value-type="float">
            <text:p>108</text:p>
          </table:table-cell>
          <table:table-cell table:formula="of:=[Skew3_d.E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0]" office:value-type="string" office:string-value="BC_POD1_PTILTVIDEO_20110528T073304.000Z_1" calcext:value-type="string">
            <text:p>BC_POD1_PTILTVIDEO_20110528T073304.000Z_1</text:p>
          </table:table-cell>
          <table:table-cell table:formula="of:=[Skew3_d.B10]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formula="of:=ABS([.B10]-[.C10])" office:value-type="float" office:value="6" calcext:value-type="float">
            <text:p>6</text:p>
          </table:table-cell>
          <table:table-cell table:formula="of:=[Skew3_d.E10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1]" office:value-type="string" office:string-value="BC_POD1_PTILTVIDEO_20110528T165204.000Z_2" calcext:value-type="string">
            <text:p>BC_POD1_PTILTVIDEO_20110528T165204.000Z_2</text:p>
          </table:table-cell>
          <table:table-cell table:formula="of:=[Skew3_d.B11]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formula="of:=ABS([.B11]-[.C11])" office:value-type="float" office:value="96" calcext:value-type="float">
            <text:p>96</text:p>
          </table:table-cell>
          <table:table-cell table:formula="of:=[Skew3_d.E1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2]" office:value-type="string" office:string-value="BC_POD1_PTILTVIDEO_20110528T165204.000Z_3" calcext:value-type="string">
            <text:p>BC_POD1_PTILTVIDEO_20110528T165204.000Z_3</text:p>
          </table:table-cell>
          <table:table-cell table:formula="of:=[Skew3_d.B12]"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ABS([.B12]-[.C12])" office:value-type="float" office:value="45" calcext:value-type="float">
            <text:p>45</text:p>
          </table:table-cell>
          <table:table-cell table:formula="of:=[Skew3_d.E1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3]" office:value-type="string" office:string-value="BC_POD1_PTILTVIDEO_20110615T192950.000Z_1" calcext:value-type="string">
            <text:p>BC_POD1_PTILTVIDEO_20110615T192950.000Z_1</text:p>
          </table:table-cell>
          <table:table-cell table:formula="of:=[Skew3_d.B13]"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formula="of:=ABS([.B13]-[.C13])" office:value-type="float" office:value="57" calcext:value-type="float">
            <text:p>57</text:p>
          </table:table-cell>
          <table:table-cell table:formula="of:=[Skew3_d.E13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4]" office:value-type="string" office:string-value="BC_POD1_PTILTVIDEO_20110615T192950.000Z_2" calcext:value-type="string">
            <text:p>BC_POD1_PTILTVIDEO_20110615T192950.000Z_2</text:p>
          </table:table-cell>
          <table:table-cell table:formula="of:=[Skew3_d.B14]" office:value-type="float" office:value="150" calcext:value-type="float">
            <text:p>150</text:p>
          </table:table-cell>
          <table:table-cell office:value-type="float" office:value="231" calcext:value-type="float">
            <text:p>231</text:p>
          </table:table-cell>
          <table:table-cell table:formula="of:=ABS([.B14]-[.C14])" office:value-type="float" office:value="81" calcext:value-type="float">
            <text:p>81</text:p>
          </table:table-cell>
          <table:table-cell table:formula="of:=[Skew3_d.E1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5]" office:value-type="string" office:string-value="BC_POD1_PTILTVIDEO_20110615T192950.000Z_3" calcext:value-type="string">
            <text:p>BC_POD1_PTILTVIDEO_20110615T192950.000Z_3</text:p>
          </table:table-cell>
          <table:table-cell table:formula="of:=[Skew3_d.B15]"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table:formula="of:=ABS([.B15]-[.C15])" office:value-type="float" office:value="24" calcext:value-type="float">
            <text:p>24</text:p>
          </table:table-cell>
          <table:table-cell table:formula="of:=[Skew3_d.E1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6]" office:value-type="string" office:string-value="BC_POD1_PTILTVIDEO_20110616T171904.000Z_1" calcext:value-type="string">
            <text:p>BC_POD1_PTILTVIDEO_20110616T171904.000Z_1</text:p>
          </table:table-cell>
          <table:table-cell table:formula="of:=[Skew3_d.B16]"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table:formula="of:=ABS([.B16]-[.C16])" office:value-type="float" office:value="57" calcext:value-type="float">
            <text:p>57</text:p>
          </table:table-cell>
          <table:table-cell table:formula="of:=[Skew3_d.E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7]" office:value-type="string" office:string-value="BC_POD1_PTILTVIDEO_20110616T171904.000Z_2" calcext:value-type="string">
            <text:p>BC_POD1_PTILTVIDEO_20110616T171904.000Z_2</text:p>
          </table:table-cell>
          <table:table-cell table:formula="of:=[Skew3_d.B17]"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formula="of:=ABS([.B17]-[.C17])" office:value-type="float" office:value="15" calcext:value-type="float">
            <text:p>15</text:p>
          </table:table-cell>
          <table:table-cell table:formula="of:=[Skew3_d.E17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8]" office:value-type="string" office:string-value="BC_POD1_PTILTVIDEO_20110618T185440.000Z_1" calcext:value-type="string">
            <text:p>BC_POD1_PTILTVIDEO_20110618T185440.000Z_1</text:p>
          </table:table-cell>
          <table:table-cell table:formula="of:=[Skew3_d.B18]"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formula="of:=ABS([.B18]-[.C18])" office:value-type="float" office:value="48" calcext:value-type="float">
            <text:p>48</text:p>
          </table:table-cell>
          <table:table-cell table:formula="of:=[Skew3_d.E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19]" office:value-type="string" office:string-value="BC_POD1_PTILTVIDEO_20110618T185440.000Z_5" calcext:value-type="string">
            <text:p>BC_POD1_PTILTVIDEO_20110618T185440.000Z_5</text:p>
          </table:table-cell>
          <table:table-cell table:formula="of:=[Skew3_d.B19]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ABS([.B19]-[.C19])" office:value-type="float" office:value="18" calcext:value-type="float">
            <text:p>18</text:p>
          </table:table-cell>
          <table:table-cell table:formula="of:=[Skew3_d.E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0]" office:value-type="string" office:string-value="BC_POD1_PTILTVIDEO_20110624T174459.000Z_1" calcext:value-type="string">
            <text:p>BC_POD1_PTILTVIDEO_20110624T174459.000Z_1</text:p>
          </table:table-cell>
          <table:table-cell table:formula="of:=[Skew3_d.B20]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ABS([.B20]-[.C20])" office:value-type="float" office:value="12" calcext:value-type="float">
            <text:p>12</text:p>
          </table:table-cell>
          <table:table-cell table:formula="of:=[Skew3_d.E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1]" office:value-type="string" office:string-value="BC_POD1_PTILTVIDEO_20110624T174459.000Z_2" calcext:value-type="string">
            <text:p>BC_POD1_PTILTVIDEO_20110624T174459.000Z_2</text:p>
          </table:table-cell>
          <table:table-cell table:formula="of:=[Skew3_d.B21]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ABS([.B21]-[.C21])" office:value-type="float" office:value="3" calcext:value-type="float">
            <text:p>3</text:p>
          </table:table-cell>
          <table:table-cell table:formula="of:=[Skew3_d.E2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2]" office:value-type="string" office:string-value="BC_POD1_PTILTVIDEO_20110624T174459.000Z_3" calcext:value-type="string">
            <text:p>BC_POD1_PTILTVIDEO_20110624T174459.000Z_3</text:p>
          </table:table-cell>
          <table:table-cell table:formula="of:=[Skew3_d.B22]"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ABS([.B22]-[.C22])" office:value-type="float" office:value="15" calcext:value-type="float">
            <text:p>15</text:p>
          </table:table-cell>
          <table:table-cell table:formula="of:=[Skew3_d.E22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3]" office:value-type="string" office:string-value="BC_POD1_PTILTVIDEO_20110624T174459.000Z_4" calcext:value-type="string">
            <text:p>BC_POD1_PTILTVIDEO_20110624T174459.000Z_4</text:p>
          </table:table-cell>
          <table:table-cell table:formula="of:=[Skew3_d.B23]"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formula="of:=ABS([.B23]-[.C23])" office:value-type="float" office:value="48" calcext:value-type="float">
            <text:p>48</text:p>
          </table:table-cell>
          <table:table-cell table:formula="of:=[Skew3_d.E2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4]" office:value-type="string" office:string-value="BC_POD1_PTILTVIDEO_20110625T183602.000Z_1" calcext:value-type="string">
            <text:p>BC_POD1_PTILTVIDEO_20110625T183602.000Z_1</text:p>
          </table:table-cell>
          <table:table-cell table:formula="of:=[Skew3_d.B24]"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table:formula="of:=ABS([.B24]-[.C24])" office:value-type="float" office:value="39" calcext:value-type="float">
            <text:p>39</text:p>
          </table:table-cell>
          <table:table-cell table:formula="of:=[Skew3_d.E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5]" office:value-type="string" office:string-value="BC_POD1_PTILTVIDEO_20110702T181655.000Z_1" calcext:value-type="string">
            <text:p>BC_POD1_PTILTVIDEO_20110702T181655.000Z_1</text:p>
          </table:table-cell>
          <table:table-cell table:formula="of:=[Skew3_d.B25]"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formula="of:=ABS([.B25]-[.C25])" office:value-type="float" office:value="90" calcext:value-type="float">
            <text:p>90</text:p>
          </table:table-cell>
          <table:table-cell table:formula="of:=[Skew3_d.E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6]" office:value-type="string" office:string-value="BC_POD1_PTILTVIDEO_20110703T190647.000Z_1" calcext:value-type="string">
            <text:p>BC_POD1_PTILTVIDEO_20110703T190647.000Z_1</text:p>
          </table:table-cell>
          <table:table-cell table:formula="of:=[Skew3_d.B26]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ABS([.B26]-[.C26])" office:value-type="float" office:value="18" calcext:value-type="float">
            <text:p>18</text:p>
          </table:table-cell>
          <table:table-cell table:formula="of:=[Skew3_d.E2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7]" office:value-type="string" office:string-value="BC_POD1_PTILTVIDEO_20110703T190647.000Z_2" calcext:value-type="string">
            <text:p>BC_POD1_PTILTVIDEO_20110703T190647.000Z_2</text:p>
          </table:table-cell>
          <table:table-cell table:formula="of:=[Skew3_d.B27]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formula="of:=ABS([.B27]-[.C27])" office:value-type="float" office:value="6" calcext:value-type="float">
            <text:p>6</text:p>
          </table:table-cell>
          <table:table-cell table:formula="of:=[Skew3_d.E27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Skew3_d.A28]" office:value-type="string" office:string-value="BC_POD1_PTILTVIDEO_20110703T190647.000Z_3" calcext:value-type="string">
            <text:p>BC_POD1_PTILTVIDEO_20110703T190647.000Z_3</text:p>
          </table:table-cell>
          <table:table-cell table:formula="of:=[Skew3_d.B28]"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table:formula="of:=ABS([.B28]-[.C28])" office:value-type="float" office:value="12" calcext:value-type="float">
            <text:p>12</text:p>
          </table:table-cell>
          <table:table-cell table:formula="of:=[Skew3_d.E2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2:.D28])" office:value-type="float" office:value="36.2222222222222" calcext:value-type="float">
            <text:p>36.2222222222</text:p>
          </table:table-cell>
          <table:table-cell table:formula="of:=AVERAGE([.E2:.E28])" office:value-type="float" office:value="6.11111111111111" calcext:value-type="float">
            <text:p>6.1111111111</text:p>
          </table:table-cell>
          <table:table-cell table:formula="of:=AVERAGE([.F2:.F2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 Deviation</text:p>
          </table:table-cell>
          <table:table-cell table:number-columns-repeated="2"/>
          <table:table-cell table:formula="of:=STDEV([.D2:.D28])" office:value-type="float" office:value="30.559316007918" calcext:value-type="float">
            <text:p>30.5593160079</text:p>
          </table:table-cell>
          <table:table-cell table:formula="of:=STDEV([.E2:.E28])" office:value-type="float" office:value="2.56205046088139" calcext:value-type="float">
            <text:p>2.5620504609</text:p>
          </table:table-cell>
          <table:table-cell table:formula="of:=STDEV([.F2:.F28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00-00-00</text:date>, <text:time style:data-style-name="N2" text:time-value="21:16:28.930305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9:21:17.929547362</meta:creation-date>
    <dc:date>2019-08-30T22:46:51.543726062</dc:date>
    <meta:editing-duration>PT24M19S</meta:editing-duration>
    <meta:editing-cycles>7</meta:editing-cycles>
    <meta:generator>LibreOffice/5.1.6.2$Linux_X86_64 LibreOffice_project/10m0$Build-2</meta:generator>
    <meta:document-statistic meta:table-count="5" meta:cell-count="937" meta:object-count="0"/>
  </office:meta>
</office:document-meta>
</file>